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DejaVu Sans Mono" svg:font-family="'DejaVu Sans Mono'"/>
    <style:font-face style:name="Liberation Serif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Times New Roman1" svg:font-family="'Times New Roman'"/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text-align="justify" style:justify-single-word="false"/>
      <style:text-properties fo:language="en" fo:country="US"/>
    </style:style>
    <style:style style:name="P2" style:family="paragraph" style:parent-style-name="Normal">
      <style:paragraph-properties fo:text-align="justify" style:justify-single-word="false"/>
      <style:text-properties fo:color="#000000" style:font-name="Liberation Serif" fo:font-size="12pt" fo:language="en" fo:country="US" fo:font-weight="normal"/>
    </style:style>
    <style:style style:name="P3" style:family="paragraph" style:parent-style-name="Text_20_body">
      <style:paragraph-properties fo:text-align="justify" style:justify-single-word="false"/>
      <style:text-properties fo:language="en" fo:country="US"/>
    </style:style>
    <style:style style:name="P4" style:family="paragraph" style:parent-style-name="Heading_20_1">
      <style:paragraph-properties fo:text-align="justify" style:justify-single-word="false"/>
      <style:text-properties fo:language="en" fo:country="US"/>
    </style:style>
    <style:style style:name="P5" style:family="paragraph" style:parent-style-name="Normal">
      <style:paragraph-properties fo:text-align="justify" style:justify-single-word="false" fo:padding-left="0.074cm" fo:padding-right="0.074cm" fo:padding-top="0.074cm" fo:padding-bottom="0cm" fo:border-left="none" fo:border-right="none" fo:border-top="none" fo:border-bottom="0.99pt solid #000000"/>
      <style:text-properties fo:language="en" fo:country="US"/>
    </style:style>
    <style:style style:name="P6" style:family="paragraph" style:parent-style-name="Normal">
      <style:paragraph-properties fo:text-align="justify" style:justify-single-word="false" fo:padding-left="0.074cm" fo:padding-right="0.074cm" fo:padding-top="0.074cm" fo:padding-bottom="0cm" fo:border-left="none" fo:border-right="none" fo:border-top="none" fo:border-bottom="0.99pt solid #000000">
        <style:tab-stops>
          <style:tab-stop style:position="15.794cm"/>
        </style:tab-stops>
      </style:paragraph-properties>
      <style:text-properties fo:language="en" fo:country="US"/>
    </style:style>
    <style:style style:name="P7" style:family="paragraph" style:parent-style-name="Heading_20_3">
      <style:paragraph-properties fo:text-align="justify" style:justify-single-word="false"/>
      <style:text-properties fo:language="en" fo:country="US"/>
    </style:style>
    <style:style style:name="P8" style:family="paragraph" style:parent-style-name="Heading_20_3">
      <style:paragraph-properties fo:text-align="justify" style:justify-single-word="false"/>
      <style:text-properties style:font-name="Nimbus Sans L" fo:font-size="14pt" fo:language="en" fo:country="US"/>
    </style:style>
    <style:style style:name="P9" style:family="paragraph" style:parent-style-name="Normal">
      <style:paragraph-properties fo:text-align="start" style:justify-single-word="false" style:writing-mode="lr-tb"/>
      <style:text-properties fo:language="en" fo:country="US" fo:font-style="italic" style:font-style-asian="italic" style:font-style-complex="italic"/>
    </style:style>
    <style:style style:name="P10" style:family="paragraph" style:parent-style-name="Normal">
      <style:paragraph-properties fo:text-align="start" style:justify-single-word="false" style:writing-mode="lr-tb"/>
      <style:text-properties fo:language="en" fo:country="US" fo:font-style="normal" style:font-style-asian="normal" style:font-style-complex="normal"/>
    </style:style>
    <style:style style:name="P11" style:family="paragraph" style:parent-style-name="Normal">
      <style:paragraph-properties fo:text-align="start" style:justify-single-word="false" style:writing-mode="lr-tb"/>
      <style:text-properties fo:language="en" fo:country="US"/>
    </style:style>
    <style:style style:name="P12" style:family="paragraph" style:parent-style-name="Normal">
      <style:paragraph-properties fo:text-align="start" style:justify-single-word="false" style:writing-mode="lr-tb"/>
      <style:text-properties style:font-name="Nimbus Sans L" fo:font-size="14pt" fo:language="en" fo:country="US" fo:font-weight="bold"/>
    </style:style>
    <style:style style:name="P13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Times New Roman1" fo:font-size="12pt" fo:language="en" fo:country="GB" fo:font-weight="normal"/>
    </style:style>
    <style:style style:name="P14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Times New Roman1" fo:font-size="12pt" fo:language="en" fo:country="GB" fo:font-style="normal" fo:font-weight="normal" style:font-style-asian="normal" style:font-style-complex="normal"/>
    </style:style>
    <style:style style:name="P15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Times New Roman1" fo:font-size="12pt" fo:language="en" fo:country="GB" fo:font-style="normal" fo:font-weight="normal" style:font-size-asian="10pt" style:font-style-asian="normal" style:font-size-complex="10pt" style:font-style-complex="normal"/>
    </style:style>
    <style:style style:name="P16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font-name="Courier New1" fo:font-size="10pt" fo:language="en" fo:country="GB" fo:font-weight="normal" style:font-size-asian="10pt" style:font-size-complex="10pt"/>
    </style:style>
    <style:style style:name="P17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style:font-size-asian="10pt" style:font-style-asian="normal" style:font-size-complex="10pt" style:font-style-complex="normal"/>
    </style:style>
    <style:style style:name="P18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style:font-size-asian="10pt" style:font-style-asian="normal" style:font-size-complex="10pt" style:font-style-complex="normal"/>
    </style:style>
    <style:style style:name="P19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Preformatted_20_Text">
      <style:text-properties fo:font-size="10pt" fo:language="en" fo:country="US"/>
    </style:style>
    <style:style style:name="P21" style:family="paragraph" style:parent-style-name="Normal">
      <style:paragraph-properties fo:text-align="start" style:justify-single-word="false" fo:break-before="page" style:writing-mode="lr-tb"/>
      <style:text-properties style:font-name="Nimbus Sans L" fo:font-size="14pt" fo:language="en" fo:country="US" fo:font-weight="bold"/>
    </style:style>
    <style:style style:name="P22" style:family="paragraph" style:parent-style-name="Standard" style:list-style-name="L1">
      <style:paragraph-properties fo:margin-left="1.27cm" fo:margin-right="0cm" fo:margin-top="0cm" fo:margin-bottom="0.212cm" style:contextual-spacing="false" fo:text-align="justify" style:justify-single-word="false" fo:text-indent="0cm" style:auto-text-indent="false" style:writing-mode="lr-tb"/>
      <style:text-properties style:font-name="DejaVu Sans Mono" fo:font-size="10pt" fo:language="en" fo:country="US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Times New Roman1" fo:font-size="12pt" fo:language="en" fo:country="GB" fo:font-style="normal" fo:font-weight="normal" officeooo:paragraph-rsid="001879f8" style:font-size-asian="10pt" style:font-style-asian="normal" style:font-size-complex="10pt" style:font-style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officeooo:paragraph-rsid="00257806" style:font-size-asian="10pt" style:font-style-asian="normal" style:font-size-complex="10pt" style:font-style-complex="normal"/>
    </style:style>
    <style:style style:name="P25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Times New Roman1" fo:font-size="12pt" fo:language="en" fo:country="GB" fo:font-weight="normal" officeooo:paragraph-rsid="000974f0"/>
    </style:style>
    <style:style style:name="P26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Times New Roman1" fo:font-size="12pt" fo:language="en" fo:country="GB" fo:font-style="normal" fo:font-weight="normal" style:font-size-asian="10pt" style:font-style-asian="normal" style:font-size-complex="10pt" style:font-style-complex="normal"/>
    </style:style>
    <style:style style:name="P27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Times New Roman1" fo:font-size="12pt" fo:language="en" fo:country="GB" fo:font-style="normal" fo:font-weight="normal" officeooo:paragraph-rsid="001879f8" style:font-size-asian="10pt" style:font-style-asian="normal" style:font-size-complex="10pt" style:font-style-complex="normal"/>
    </style:style>
    <style:style style:name="P28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officeooo:paragraph-rsid="001879f8" style:font-size-asian="10pt" style:font-style-asian="normal" style:font-size-complex="10pt" style:font-style-complex="normal"/>
    </style:style>
    <style:style style:name="P29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officeooo:paragraph-rsid="001e1c75" style:font-size-asian="10pt" style:font-style-asian="normal" style:font-size-complex="10pt" style:font-style-complex="normal"/>
    </style:style>
    <style:style style:name="P30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officeooo:paragraph-rsid="001e253f" style:font-size-asian="10pt" style:font-style-asian="normal" style:font-size-complex="10pt" style:font-style-complex="normal"/>
    </style:style>
    <style:style style:name="P31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officeooo:paragraph-rsid="001879f8" style:font-size-asian="10pt" style:font-style-asian="normal" style:font-size-complex="10pt" style:font-style-complex="normal"/>
    </style:style>
    <style:style style:name="P32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officeooo:paragraph-rsid="001a45c0" style:font-size-asian="10pt" style:font-style-asian="normal" style:font-size-complex="10pt" style:font-style-complex="normal"/>
    </style:style>
    <style:style style:name="P33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officeooo:paragraph-rsid="00257806" style:font-size-asian="10pt" style:font-style-asian="normal" style:font-size-complex="10pt" style:font-style-complex="normal"/>
    </style:style>
    <style:style style:name="P34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officeooo:paragraph-rsid="001a45c0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officeooo:paragraph-rsid="00257806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Normal">
      <style:paragraph-properties fo:text-align="justify" style:justify-single-word="false"/>
      <style:text-properties fo:language="en" fo:country="US"/>
    </style:style>
    <style:style style:name="P38" style:family="paragraph" style:parent-style-name="Normal">
      <style:paragraph-properties fo:text-align="justify" style:justify-single-word="false"/>
      <style:text-properties fo:language="en" fo:country="US" officeooo:paragraph-rsid="000e4656"/>
    </style:style>
    <style:style style:name="P39" style:family="paragraph" style:parent-style-name="Normal">
      <style:paragraph-properties fo:text-align="justify" style:justify-single-word="false"/>
      <style:text-properties fo:language="en" fo:country="US" officeooo:paragraph-rsid="000f51d4"/>
    </style:style>
    <style:style style:name="P40" style:family="paragraph" style:parent-style-name="Normal">
      <style:paragraph-properties fo:text-align="start" style:justify-single-word="false" style:writing-mode="lr-tb"/>
      <style:text-properties fo:language="en" fo:country="US" officeooo:paragraph-rsid="00159057"/>
    </style:style>
    <style:style style:name="T1" style:family="text">
      <style:text-properties fo:color="#000000" style:font-name="Times New Roman1" fo:font-size="12pt" fo:language="en" fo:country="GB" fo:font-weight="normal"/>
    </style:style>
    <style:style style:name="T2" style:family="text">
      <style:text-properties fo:color="#000000" style:font-name="Times New Roman1" fo:font-size="12pt" fo:language="en" fo:country="GB" fo:font-style="italic" fo:font-weight="normal" style:font-style-asian="italic" style:font-style-complex="italic"/>
    </style:style>
    <style:style style:name="T3" style:family="text">
      <style:text-properties fo:color="#000000" style:font-name="Times New Roman1" fo:font-size="12pt" fo:language="en" fo:country="GB" fo:font-style="normal" fo:font-weight="normal" style:font-style-asian="normal" style:font-style-complex="normal"/>
    </style:style>
    <style:style style:name="T4" style:family="text">
      <style:text-properties fo:color="#000000" style:font-name="Times New Roman1" fo:font-size="12pt" fo:font-style="normal" fo:font-weight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59057" style:font-style-asian="italic" style:font-style-complex="italic"/>
    </style:style>
    <style:style style:name="T7" style:family="text">
      <style:text-properties fo:font-style="italic" officeooo:rsid="001879f8" style:font-style-asian="italic" style:font-style-complex="italic"/>
    </style:style>
    <style:style style:name="T8" style:family="text">
      <style:text-properties fo:font-style="italic" officeooo:rsid="001a45c0" style:font-style-asian="italic" style:font-style-complex="italic"/>
    </style:style>
    <style:style style:name="T9" style:family="text">
      <style:text-properties fo:font-style="italic" officeooo:rsid="000e4656" style:font-style-asian="italic" style:font-style-complex="italic"/>
    </style:style>
    <style:style style:name="T10" style:family="text">
      <style:text-properties fo:font-style="italic" officeooo:rsid="000974f0" style:font-style-asian="italic" style:font-style-complex="italic"/>
    </style:style>
    <style:style style:name="T11" style:family="text">
      <style:text-properties fo:font-style="italic" officeooo:rsid="00260db9" style:font-style-asian="italic" style:font-style-complex="italic"/>
    </style:style>
    <style:style style:name="T12" style:family="text">
      <style:text-properties fo:font-style="italic" officeooo:rsid="000a5aeb" style:font-style-asian="italic" style:font-style-complex="italic"/>
    </style:style>
    <style:style style:name="T13" style:family="text">
      <style:text-properties fo:font-style="italic" fo:font-weight="normal" officeooo:rsid="000e4656" style:font-style-asian="italic" style:font-weight-asian="normal" style:font-style-complex="italic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12661a" style:font-style-asian="normal" style:font-style-complex="normal"/>
    </style:style>
    <style:style style:name="T16" style:family="text">
      <style:text-properties fo:font-style="normal" officeooo:rsid="00159057" style:font-style-asian="normal" style:font-style-complex="normal"/>
    </style:style>
    <style:style style:name="T17" style:family="text">
      <style:text-properties fo:font-style="normal" officeooo:rsid="00230b65" style:font-style-asian="normal" style:font-style-complex="normal"/>
    </style:style>
    <style:style style:name="T18" style:family="text">
      <style:text-properties fo:font-style="normal" officeooo:rsid="0023d5a2" style:font-style-asian="normal" style:font-style-complex="normal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fo:font-style="normal" style:text-underline-style="none" officeooo:rsid="00159057" style:font-style-asian="normal" style:font-style-complex="normal"/>
    </style:style>
    <style:style style:name="T21" style:family="text">
      <style:text-properties style:font-name="Times New Roman1" fo:language="en" fo:country="GB" fo:font-style="normal" style:font-style-asian="normal" style:font-style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0e4656" style:font-weight-asian="bold" style:font-weight-complex="bold"/>
    </style:style>
    <style:style style:name="T24" style:family="text">
      <style:text-properties style:font-weight-asian="normal" style:font-weight-complex="normal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font-name="DejaVu Sans Mono1"/>
    </style:style>
    <style:style style:name="T27" style:family="text">
      <style:text-properties style:font-name="DejaVu Sans Mono1" style:font-name-asian="DejaVu Sans Mono1" style:font-weight-asian="bold" style:font-name-complex="DejaVu Sans Mono1" style:font-weight-complex="bold"/>
    </style:style>
    <style:style style:name="T28" style:family="text">
      <style:text-properties style:font-name="DejaVu Sans Mono1" officeooo:rsid="001a45c0" style:font-name-asian="DejaVu Sans Mono1" style:font-weight-asian="bold" style:font-name-complex="DejaVu Sans Mono1" style:font-weight-complex="bold"/>
    </style:style>
    <style:style style:name="T29" style:family="text">
      <style:text-properties officeooo:rsid="00072173"/>
    </style:style>
    <style:style style:name="T30" style:family="text">
      <style:text-properties officeooo:rsid="00084599"/>
    </style:style>
    <style:style style:name="T31" style:family="text">
      <style:text-properties officeooo:rsid="000974f0"/>
    </style:style>
    <style:style style:name="T32" style:family="text">
      <style:text-properties officeooo:rsid="000a5aeb"/>
    </style:style>
    <style:style style:name="T33" style:family="text">
      <style:text-properties officeooo:rsid="000bd6d4"/>
    </style:style>
    <style:style style:name="T34" style:family="text">
      <style:text-properties officeooo:rsid="000c2cd2"/>
    </style:style>
    <style:style style:name="T35" style:family="text">
      <style:text-properties officeooo:rsid="000e4656"/>
    </style:style>
    <style:style style:name="T36" style:family="text">
      <style:text-properties officeooo:rsid="00159057"/>
    </style:style>
    <style:style style:name="T37" style:family="text">
      <style:text-properties officeooo:rsid="001879f8"/>
    </style:style>
    <style:style style:name="T38" style:family="text">
      <style:text-properties officeooo:rsid="001a45c0"/>
    </style:style>
    <style:style style:name="T39" style:family="text">
      <style:text-properties officeooo:rsid="001e253f"/>
    </style:style>
    <style:style style:name="T40" style:family="text">
      <style:text-properties officeooo:rsid="001f7e09"/>
    </style:style>
    <style:style style:name="T41" style:family="text">
      <style:text-properties officeooo:rsid="00204ea2"/>
    </style:style>
    <style:style style:name="T42" style:family="text">
      <style:text-properties officeooo:rsid="002129c9"/>
    </style:style>
    <style:style style:name="T43" style:family="text">
      <style:text-properties fo:font-weight="normal" officeooo:rsid="000e4656" style:font-weight-asian="normal" style:font-weight-complex="normal"/>
    </style:style>
    <style:style style:name="T44" style:family="text">
      <style:text-properties officeooo:rsid="00257806"/>
    </style:style>
    <style:style style:name="T45" style:family="text">
      <style:text-properties officeooo:rsid="00260db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4">SEP #114: jcreatejar</text:p>
        <text:p text:style-name="P6"/>
        <text:p text:style-name="P1"/>
        <text:p text:style-name="P1">Version: 1.<text:span text:style-name="T35">1</text:span></text:p>
        <text:p text:style-name="P1">Author: Simon Marchetto – Scilab Enterprises</text:p>
        <text:p text:style-name="P1">Scilab-Version: 5.5.0</text:p>
        <text:p text:style-name="P1">Created: Oct 28 2013</text:p>
        <text:p text:style-name="P38"><text:span text:style-name="T35">Revision 1.0: initial version </text:span></text:p>
        <text:p text:style-name="P39"><text:span text:style-name="T35">Revision 1.1: </text:span><text:span text:style-name="T13">relativizePaths</text:span><text:span text:style-name="T35"> argument </text:span><text:span text:style-name="T41">replaced </text:span><text:span text:style-name="T35">by </text:span><text:span text:style-name="T9">filesRootPath</text:span><text:span text:style-name="T35"> </text:span><text:span text:style-name="T41">(</text:span><text:span text:style-name="T42">and </text:span><text:span text:style-name="T41">example </text:span><text:span text:style-name="T42">added</text:span><text:span text:style-name="T41">)</text:span></text:p>
        <text:p text:style-name="P5"/>
        <text:p text:style-name="P1"/>
        <text:p text:style-name="P7">Abstract</text:p>
        <text:p text:style-name="P2">The aim of this SEP is to propose the new function <text:span text:style-name="T5">jcreatejar</text:span><text:span text:style-name="T14">, which purpose is to create JAR archives from a set of files/directories. This function is required by another new function </text:span><text:span text:style-name="T5">ilib_build_jar</text:span><text:span text:style-name="T14"> to build Java modules (see </text:span><text:span text:style-name="T21">SEP #113).</text:span></text:p>
        <text:p text:style-name="P1"/>
        <text:p text:style-name="P7">Rationale</text:p>
        <text:p text:style-name="P9"><text:span text:style-name="T3">The main use case of creating JAR </text:span><text:span text:style-name="T3">files </text:span><text:span text:style-name="T3">in Scilab is to a create Java libraries, for exemple to build toolboxes </text:span><text:span text:style-name="T3">containg Java sources</text:span><text:span text:style-name="T3">. </text:span><text:span text:style-name="T3">These Java libraries </text:span><text:span text:style-name="T3">can be </text:span><text:span text:style-name="T3">further</text:span><text:span text:style-name="T3"> used in Scilab through </text:span><text:span text:style-name="T3">the </text:span><text:span text:style-name="T4">“Java from Scilab” API </text:span><text:span text:style-name="T4">(</text:span><text:span text:style-name="T4">also known as </text:span><text:span text:style-name="T4">JIMS)</text:span><text:span text:style-name="T3">.</text:span></text:p>
        <text:p text:style-name="P7"><text:span text:style-name="T1">T</text:span><text:span text:style-name="T1">he function responsible of building Java libraries</text:span><text:span text:style-name="T1"> </text:span><text:span text:style-name="T1">(</text:span><text:span text:style-name="T2">ilib_build_jar, </text:span><text:span text:style-name="T1">see SEP #113) needs, in its final step of building, to create a JAR archive from the Java classes it has compiled. <text:line-break/>But th</text:span><text:span text:style-name="T1">e </text:span><text:span text:style-name="T1">feature </text:span><text:span text:style-name="T1">of creating JAR</text:span><text:span text:style-name="T1">archives</text:span><text:span text:style-name="T1"> </text:span><text:span text:style-name="T1">is currently not available in Scilab.</text:span></text:p>
        <text:p text:style-name="P9">jcreatejar<text:span text:style-name="T14"> is a new function available in </text:span><text:span text:style-name="T14">JIMS </text:span><text:span text:style-name="T14">API</text:span><text:span text:style-name="T14">, which allows to create a JAR archive from a set of files and directories. </text:span></text:p>
        <text:p text:style-name="P10"/>
        <text:p text:style-name="P10"><text:span text:style-name="T25">The JAR </text:span><text:span text:style-name="T25">archives</text:span><text:span text:style-name="T25"> usually follow a standard format:</text:span></text:p>
        <text:p text:style-name="P9"><text:span text:style-name="T14">- m</text:span><text:span text:style-name="T14">ost of times, a</text:span><text:span text:style-name="T14"> J</text:span><text:span text:style-name="T14">AR</text:span><text:span text:style-name="T14"> archive is </text:span><text:span text:style-name="T14">created</text:span><text:span text:style-name="T14"> from a single </text:span><text:span text:style-name="T14">tree </text:span><text:span text:style-name="T14">of classes (and other files)</text:span><text:span text:style-name="T14">. The tree in the JAR is the same as the input tree. The files paths in the JAR are relative to the root of input tree.</text:span></text:p>
        <text:p text:style-name="P9">jcreatejar <text:span text:style-name="T14">by default follows that format. So when </text:span>jcreatejar<text:span text:style-name="T14"> is given a set of files and directories, it automatically computes the root </text:span><text:span text:style-name="T17">path </text:span><text:span text:style-name="T14">of all that files/directories, and set the paths in the JAR relative to the tree root. </text:span><text:span text:style-name="T15">Th</text:span><text:span text:style-name="T16">e</text:span><text:span text:style-name="T15"> root path can also be explicitely specified </text:span><text:span text:style-name="T16">as argument of </text:span><text:span text:style-name="T36">jcreatejar</text:span><text:span text:style-name="T16">.</text:span></text:p>
        <text:p text:style-name="P10"><text:s/></text:p>
        <text:p text:style-name="P40"><text:span text:style-name="T14">- a JAR file contains a manifest file to describe itself, this manifest is usually the file </text:span><text:span text:style-name="T5">MANIFEST.MF</text:span><text:span text:style-name="T14"> in the </text:span><text:span text:style-name="T5">META-INF</text:span><text:span text:style-name="T14"> folder. <text:line-break/>The manifest </text:span><text:span text:style-name="T16">data can be automatically found </text:span><text:span text:style-name="T16">at that location in the input tree, or the manifest file path can be given as argument of </text:span><text:span text:style-name="T6">jcreatejar. </text:span><text:span text:style-name="T20">The</text:span><text:span text:style-name="T19"> </text:span><text:span text:style-name="T14">manifest data </text:span><text:span text:style-name="T16">will be loaded</text:span><text:span text:style-name="T14">, and save</text:span><text:span text:style-name="T16">d</text:span><text:span text:style-name="T14"> that data at the correct location in the JAR. <text:line-break/></text:span></text:p>
        <text:p text:style-name="P11">Note: <text:span text:style-name="T19">if </text:span><text:span text:style-name="T19">it </text:span><text:span text:style-name="T19">already exist</text:span><text:span text:style-name="T19">s,</text:span><text:span text:style-name="T19"> </text:span><text:span text:style-name="T19">the</text:span><text:span text:style-name="T19"> </text:span><text:span text:style-name="T19">destination </text:span><text:span text:style-name="T19">JAR </text:span><text:span text:style-name="T19">file </text:span><text:span text:style-name="T19">is</text:span><text:span text:style-name="T19"> overwriten.</text:span></text:p>
        <text:p text:style-name="P11"/>
        <text:p text:style-name="P12"/>
        <text:p text:style-name="P21">Calling Sequence</text:p>
        <text:p text:style-name="P13"/>
        <text:p text:style-name="P16">r<text:span text:style-name="T31">es = </text:span>jcreatejar(jarFilePath, filePaths<text:span text:style-name="T30">[, </text:span><text:span text:style-name="T29">filesRootPath, </text:span>[, manifestFilePath]<text:span text:style-name="T30">]</text:span>)</text:p>
        <text:p text:style-name="P13"/>
        <text:p text:style-name="P13">Where:</text:p>
        <text:p text:style-name="P13">- <text:span text:style-name="T5">jarFilePath</text:span> (string): is the JAR destination file path.</text:p>
        <text:p text:style-name="P13">- <text:span text:style-name="T11">f</text:span><text:span text:style-name="T5">ilePaths</text:span> (row/column string matrix): contains the paths of files/directories to include in the JAR.</text:p>
        <text:p text:style-name="P25">- <text:span text:style-name="T10">filesRootPath</text:span><text:span text:style-name="T31">(string, optional): set the root directory of all input files, from which the relative paths in the JAR will be computed. </text:span><text:span text:style-name="T32">If not specified or empty, the root path is the longest common path of all in the input files.</text:span></text:p>
        <text:p text:style-name="P25"><text:span text:style-name="T31">- </text:span><text:span text:style-name="T5">manifestFilePath</text:span> (string, optional): is the file path of the manifest data to include in JAR. <text:span text:style-name="T32">If not specified, the manifest file is searched in the </text:span><text:span text:style-name="T12">META-INF</text:span><text:span text:style-name="T32"> folder of root path, in the </text:span><text:span text:style-name="T12">MANIFEST.MF</text:span><text:span text:style-name="T32"> file. </text:span><text:span text:style-name="T34">In any case, i</text:span><text:span text:style-name="T33">f </text:span><text:span text:style-name="T34">the manifest is </text:span><text:span text:style-name="T33">not found, a default manifest will be created.</text:span></text:p>
        <text:p text:style-name="P13">- <text:span text:style-name="T5">res</text:span> (boolean): contains the result of operation (success or fail).</text:p>
        <text:p text:style-name="P8">Example Usage</text:p>
        <text:p text:style-name="P20"/>
        <text:p text:style-name="P14">- A common case is to create a JAR from a directory tree containing classes.</text:p>
        <text:p text:style-name="P14">For a directory tree <text:span text:style-name="T5">MyPackage</text:span> in <text:span text:style-name="T5">TMPDIR</text:span>:</text:p>
        <text:p text:style-name="P14"/>
        <text:p text:style-name="P17">MyPackage</text:p>
        <text:p text:style-name="P17"><text:s text:c="4"/><text:span text:style-name="T27">└</text:span> Folder</text:p>
        <text:p text:style-name="P17"><text:s text:c="10"/><text:span text:style-name="T24">MyClass3.class</text:span></text:p>
        <text:p text:style-name="P19"><text:span text:style-name="T26"><text:s text:c="4"/></text:span><text:span text:style-name="T27">└</text:span><text:span text:style-name="T26"><text:tab/></text:span>META-INF</text:p>
        <text:p text:style-name="P19"><text:s text:c="10"/>MANIFEST.MF</text:p>
        <text:p text:style-name="P19"><text:tab/>MyClass1.class</text:p>
        <text:p text:style-name="P19"><text:tab/>MyClass2.class</text:p>
        <text:p text:style-name="P14"/>
        <text:p text:style-name="P14">The command:</text:p>
        <text:p text:style-name="P14"/>
        <text:p text:style-name="P17">--&gt;jcreatejar(TMPDIR + "/MyPackage.jar", TMPDIR + "/MyPackage")</text:p>
        <text:p text:style-name="P17">ans = </text:p>
        <text:p text:style-name="P17"><text:s/></text:p>
        <text:p text:style-name="P17"><text:s/>T</text:p>
        <text:p text:style-name="P17"/>
        <text:p text:style-name="P15">has created successfully the following JAR <text:span text:style-name="T5">MyPackage.jar</text:span> in <text:span text:style-name="T5">TMPDIR</text:span>:</text:p>
        <text:p text:style-name="P15"/>
        <text:p text:style-name="P17">MyPackage.jar</text:p>
        <text:p text:style-name="P17"><text:s text:c="4"/><text:span text:style-name="T27">└</text:span> Folder</text:p>
        <text:p text:style-name="P17"><text:s text:c="10"/><text:span text:style-name="T24">MyClass3.class</text:span></text:p>
        <text:p text:style-name="P19"><text:s text:c="4"/><text:span text:style-name="T27">└</text:span> META-INF</text:p>
        <text:p text:style-name="P19"><text:s text:c="10"/>MANIFEST.MF</text:p>
        <text:p text:style-name="P19"><text:tab/>MyClass1.class</text:p>
        <text:p text:style-name="P19"><text:tab/>MyClass2.class</text:p>
        <text:p text:style-name="P19"/>
        <text:p text:style-name="P15"/>
        <text:p text:style-name="P15">- In the following example, we compress into a JAR some resources (images) picked up in a directory <text:span text:style-name="T37">&lt;</text:span><text:span text:style-name="T7">root</text:span><text:span text:style-name="T5">dir</text:span><text:span text:style-name="T7">&gt;</text:span><text:span text:style-name="T5">/</text:span><text:span text:style-name="T7">images</text:span>, and we add a manifest <text:span text:style-name="T38">(located in &lt;</text:span><text:span text:style-name="T8">rootdir&gt;</text:span><text:span text:style-name="T38">) </text:span>to the JAR:</text:p>
        <text:p text:style-name="P15"/>
        <text:p text:style-name="P29">--&gt;image_<text:span text:style-name="T39">file</text:span>s = <text:span text:style-name="T37">rootdir + </text:span>["/<text:span text:style-name="T37">images/</text:span>images1.png", "/<text:span text:style-name="T37">images</text:span>/images2.png", "/<text:span text:style-name="T37">images</text:span>/icons/icon1.png"];</text:p>
        <text:p text:style-name="P18"/>
        <text:p text:style-name="P30">--&gt;jcreatejar("resources.jar", image_<text:span text:style-name="T39">file</text:span>s, "", <text:span text:style-name="T37">rootdir</text:span> + "/manifest.mf")</text:p>
        <text:p text:style-name="P17">ans = </text:p>
        <text:p text:style-name="P17"><text:s/></text:p>
        <text:p text:style-name="P17"><text:s/>T</text:p>
        <text:p text:style-name="P17"/>
        <text:p text:style-name="P15"><text:soft-page-break/></text:p>
        <text:p text:style-name="P15">has created successfully the following JAR <text:span text:style-name="T5">resources.jar</text:span> <text:span text:style-name="T40">in the current directory</text:span>:</text:p>
        <text:p text:style-name="P17"/>
        <text:p text:style-name="P17">resources.jar</text:p>
        <text:p text:style-name="P19"><text:s text:c="4"/><text:span text:style-name="T27">└</text:span> icons</text:p>
        <text:p text:style-name="P19"><text:tab/><text:tab/>icon1.png<text:tab/><text:tab/></text:p>
        <text:p text:style-name="P17"><text:span text:style-name="T24"><text:s text:c="6"/></text:span>image1.png</text:p>
        <text:p text:style-name="P17"><text:tab/>image2.png</text:p>
        <text:p text:style-name="P17"><text:s text:c="4"/><text:span text:style-name="T27">└</text:span><text:span text:style-name="T22"> </text:span><text:span text:style-name="T24">META-INF</text:span></text:p>
        <text:p text:style-name="P19"><text:s text:c="10"/><text:tab/>MANIFEST.MF</text:p>
        <text:p text:style-name="P19"/>
        <text:p text:style-name="P23"><text:span text:style-name="T37">- Same example, but we specify the root path to be &lt;</text:span><text:span text:style-name="T7">rootdir&gt;, </text:span><text:span text:style-name="T37">so that the </text:span><text:span text:style-name="T7">images</text:span><text:span text:style-name="T37"> directory is included in</text:span><text:span text:style-name="T45">to</text:span><text:span text:style-name="T37"> the JAR.</text:span></text:p>
        <text:p text:style-name="P27"/>
        <text:p text:style-name="P30">--&gt;images = <text:span text:style-name="T37">rootdir</text:span> + ["/<text:span text:style-name="T37">images</text:span>/images1.png", "/<text:span text:style-name="T37">images</text:span>/images2.png", "/<text:span text:style-name="T37">images</text:span>/icons/icon1.png"];</text:p>
        <text:p text:style-name="P28"/>
        <text:p text:style-name="P30">--&gt;jcreatejar("resources.jar", image_<text:span text:style-name="T39">file</text:span>s, <text:span text:style-name="T37">rootdir</text:span>, <text:span text:style-name="T37">rootdir</text:span> + "/manifest.mf")</text:p>
        <text:p text:style-name="P31">ans = </text:p>
        <text:p text:style-name="P31"><text:s/></text:p>
        <text:p text:style-name="P31"><text:s/>T</text:p>
        <text:p text:style-name="P27"/>
        <text:p text:style-name="P27">has created successfully the following JAR <text:span text:style-name="T5">resources.jar</text:span> <text:span text:style-name="T40">in the current directory</text:span>:</text:p>
        <text:p text:style-name="P31"/>
        <text:p text:style-name="P33"><text:span text:style-name="T44">resources.jar</text:span></text:p>
        <text:p text:style-name="P36"><text:span text:style-name="T27"><text:s text:c="4"/>└</text:span> <text:span text:style-name="T38">images</text:span></text:p>
        <text:p text:style-name="P24"><text:tab/><text:tab/>image1.png</text:p>
        <text:p text:style-name="P36"><text:tab/><text:tab/>image2.png <text:s text:c="3"/></text:p>
        <text:p text:style-name="P36"><text:span text:style-name="T38"><text:tab/> <text:s text:c="3"/></text:span><text:span text:style-name="T28">└</text:span><text:span text:style-name="T38"><text:tab/></text:span>icons</text:p>
        <text:p text:style-name="P33"><text:span text:style-name="T24"><text:tab/><text:tab/><text:tab/>icon1.png<text:tab/><text:tab/> <text:s text:c="5"/></text:span></text:p>
        <text:p text:style-name="P33"><text:s text:c="4"/><text:span text:style-name="T27">└</text:span><text:span text:style-name="T22"> </text:span><text:span text:style-name="T24">META-INF</text:span></text:p>
        <text:p text:style-name="P36"><text:s text:c="10"/><text:tab/>MANIFEST.MF</text:p>
        <text:p text:style-name="P19"/>
        <text:p text:style-name="P7">Changelog</text:p>
        <text:list xml:id="list37155973" text:style-name="L1">
          <text:list-item>
            <text:p text:style-name="P22">– Initial Revision</text:p>
          </text:list-item>
        </text:list>
        <text:p text:style-name="P7">Copyright</text:p>
        <text:p text:style-name="P3"><text:tab/>This document has been placed under the license CeCILL-B - © Scilab Enterprise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ourier New" svg:font-family="'Courier New'"/>
    <style:font-face style:name="DejaVu Sans Mono" svg:font-family="'DejaVu Sans Mono'"/>
    <style:font-face style:name="Liberation Serif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Times New Roman1" svg:font-family="'Times New Roman'"/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Times New Roman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Text_20_body" style:display-name="Text body" style:family="paragraph" style:parent-style-name="Normal" style:class="text">
      <style:paragraph-properties fo:margin-top="0cm" fo:margin-bottom="0.212cm" style:contextual-spacing="false"/>
    </style:style>
    <style:style style:name="List_20_Contents" style:display-name="List Contents" style:family="paragraph" style:parent-style-name="Normal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/>
    </style:style>
    <style:style style:name="Caption" style:family="paragraph" style:parent-style-name="Normal" style:class="extra">
      <style:paragraph-properties fo:margin-top="0.212cm" fo:margin-bottom="0.212cm" style:contextual-spacing="false"/>
      <style:text-properties fo:font-size="12pt" fo:font-style="italic"/>
    </style:style>
    <style:style style:name="Preformatted_20_Text" style:display-name="Preformatted Text" style:family="paragraph" style:parent-style-name="Normal" style:class="html">
      <style:paragraph-properties fo:margin-top="0cm" fo:margin-bottom="0cm" style:contextual-spacing="false"/>
      <style:text-properties style:font-name="DejaVu Sans Mono" fo:font-size="10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Normal" style:family="paragraph"/>
    <style:style style:name="Heading_20_1" style:display-name="Heading 1" style:family="paragraph" style:parent-style-name="Heading" style:next-style-name="Text_20_body" style:class="text">
      <style:text-properties fo:font-size="16pt" fo:font-weight="bold"/>
    </style:style>
    <style:style style:name="Source_20_Text_5f_text_5f_text_5f_text_5f_text_5f_text_5f_text_5f_text" style:display-name="Source Text_text_text_text_text_text_text_text" style:family="text">
      <style:text-properties style:font-name="Courier New"/>
    </style:style>
    <style:style style:name="Internet_20_link_5f_text_5f_text" style:display-name="Internet link_text_text" style:family="text">
      <style:text-properties fo:color="#000080" style:text-underline-style="solid" style:text-underline-width="auto" style:text-underline-color="font-color"/>
    </style:style>
    <style:style style:name="Teletype_5f_text_5f_text" style:display-name="Teletype_text_text" style:family="text">
      <style:text-properties style:font-name="DejaVu Sans Mono"/>
    </style:style>
    <style:style style:name="Bullet_20_Symbols_5f_text_5f_text_5f_text_5f_text_5f_text_5f_text_5f_text" style:display-name="Bullet Symbols_text_text_text_text_text_text_text" style:family="text">
      <style:text-properties style:font-name="OpenSymbol"/>
    </style:style>
    <style:style style:name="Bullet_20_Symbols_5f_text_5f_text_5f_text_5f_text_5f_text_5f_text_5f_text_5f_text_5f_text_5f_text_5f_text_5f_text" style:display-name="Bullet Symbols_text_text_text_text_text_text_text_text_text_text_text_text" style:family="text">
      <style:text-properties style:font-name="StarSymbol" fo:font-size="9pt"/>
    </style:style>
    <style:style style:name="Teletype_5f_text_5f_text_5f_text_5f_text_5f_text_5f_text_5f_text_5f_text_5f_text_5f_text_5f_text_5f_text" style:display-name="Teletype_text_text_text_text_text_text_text_text_text_text_text_text" style:family="text">
      <style:text-properties style:font-name="DejaVu Sans Mono"/>
    </style:style>
    <style:style style:name="Bullet_20_Symbols_5f_text_5f_text" style:display-name="Bullet Symbols_text_text" style:family="text">
      <style:text-properties style:font-name="StarSymbol" fo:font-size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5b93205-6e6b3fc-7830f6d-c08ad66-1d9bf4</meta:generator>
    <meta:initial-creator>Pierre MARECHAL</meta:initial-creator>
    <meta:creation-date>2008-07-09T13:39:08</meta:creation-date>
    <dc:date>2013-11-04T17:56:37.31</dc:date>
    <meta:editing-duration>PT5H38M10S</meta:editing-duration>
    <meta:editing-cycles>99</meta:editing-cycles>
    <meta:document-statistic meta:table-count="0" meta:image-count="0" meta:object-count="0" meta:page-count="3" meta:paragraph-count="83" meta:word-count="708" meta:character-count="4619" meta:non-whitespace-character-count="3846"/>
  </office:meta>
</office:document-meta>
</file>